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f6d" officeooo:paragraph-rsid="001b1f6d"/>
    </style:style>
    <style:style style:name="P2" style:family="paragraph" style:parent-style-name="Standard">
      <style:text-properties officeooo:paragraph-rsid="001b1f6d"/>
    </style:style>
    <style:style style:name="P3" style:family="paragraph" style:parent-style-name="Standard">
      <style:text-properties officeooo:paragraph-rsid="001b5bfe"/>
    </style:style>
    <style:style style:name="P4" style:family="paragraph" style:parent-style-name="Standard">
      <style:text-properties officeooo:rsid="001ca3bd" officeooo:paragraph-rsid="001b5bfe"/>
    </style:style>
    <style:style style:name="P5" style:family="paragraph" style:parent-style-name="Standard">
      <style:text-properties officeooo:rsid="001ca3bd" officeooo:paragraph-rsid="001ca3bd"/>
    </style:style>
    <style:style style:name="P6" style:family="paragraph" style:parent-style-name="Standard">
      <style:text-properties officeooo:rsid="0021f873" officeooo:paragraph-rsid="0021f873"/>
    </style:style>
    <style:style style:name="P7" style:family="paragraph" style:parent-style-name="Standard">
      <style:text-properties officeooo:paragraph-rsid="0021f873"/>
    </style:style>
    <style:style style:name="P8" style:family="paragraph" style:parent-style-name="Text_20_body">
      <style:text-properties officeooo:rsid="0021f873" officeooo:paragraph-rsid="0021f873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2" style:list-style-name="">
      <style:paragraph-properties>
        <style:tab-stops/>
      </style:paragraph-properties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 style:list-style-name="L1">
      <style:text-properties officeooo:rsid="0021f873" officeooo:paragraph-rsid="0021f873"/>
    </style:style>
    <style:style style:name="P18" style:family="paragraph" style:parent-style-name="Standard" style:list-style-name="L2">
      <style:text-properties officeooo:rsid="0021f873" officeooo:paragraph-rsid="0021f873"/>
    </style:style>
    <style:style style:name="P19" style:family="paragraph" style:parent-style-name="Standard">
      <style:text-properties officeooo:rsid="0021f873" officeooo:paragraph-rsid="001b1f6d"/>
    </style:style>
    <style:style style:name="P20" style:family="paragraph" style:parent-style-name="Standard" style:list-style-name="L2">
      <style:text-properties officeooo:rsid="00228788" officeooo:paragraph-rsid="00228788"/>
    </style:style>
    <style:style style:name="P21" style:family="paragraph" style:parent-style-name="Standard">
      <style:text-properties officeooo:rsid="001b1f6d" officeooo:paragraph-rsid="001b1f6d"/>
    </style:style>
    <style:style style:name="P22" style:family="paragraph" style:parent-style-name="Standard">
      <style:text-properties officeooo:paragraph-rsid="001b1f6d"/>
    </style:style>
    <style:style style:name="P23" style:family="paragraph" style:parent-style-name="Standard">
      <style:text-properties officeooo:paragraph-rsid="00243702"/>
    </style:style>
    <style:style style:name="P24" style:family="paragraph" style:parent-style-name="Standard">
      <style:text-properties officeooo:paragraph-rsid="0022ed95"/>
    </style:style>
    <style:style style:name="P25" style:family="paragraph" style:parent-style-name="Standard">
      <style:text-properties officeooo:rsid="00296642" officeooo:paragraph-rsid="00296642"/>
    </style:style>
    <style:style style:name="P26" style:family="paragraph" style:parent-style-name="Standard">
      <style:text-properties officeooo:paragraph-rsid="0029adc8"/>
    </style:style>
    <style:style style:name="P27" style:family="paragraph" style:parent-style-name="Standard">
      <style:text-properties officeooo:rsid="003283e6" officeooo:paragraph-rsid="003283e6"/>
    </style:style>
    <style:style style:name="P28" style:family="paragraph" style:parent-style-name="Standard">
      <style:text-properties officeooo:paragraph-rsid="003314ab"/>
    </style:style>
    <style:style style:name="P29" style:family="paragraph" style:parent-style-name="Text_20_body">
      <style:text-properties officeooo:paragraph-rsid="00260389"/>
    </style:style>
    <style:style style:name="P30" style:family="paragraph" style:parent-style-name="Text_20_body">
      <style:text-properties officeooo:paragraph-rsid="0026f8b9"/>
    </style:style>
    <style:style style:name="P31" style:family="paragraph" style:parent-style-name="Text_20_body">
      <style:text-properties officeooo:rsid="00296642" officeooo:paragraph-rsid="00296642"/>
    </style:style>
    <style:style style:name="P32" style:family="paragraph" style:parent-style-name="Text_20_body">
      <style:text-properties officeooo:paragraph-rsid="00296642"/>
    </style:style>
    <style:style style:name="P33" style:family="paragraph" style:parent-style-name="Text_20_body">
      <style:text-properties officeooo:rsid="002d2a81" officeooo:paragraph-rsid="002d2a81"/>
    </style:style>
    <style:style style:name="P34" style:family="paragraph" style:parent-style-name="Text_20_body">
      <style:text-properties officeooo:rsid="00303f7d" officeooo:paragraph-rsid="00303f7d"/>
    </style:style>
    <style:style style:name="P35" style:family="paragraph" style:parent-style-name="Text_20_body" style:list-style-name="">
      <style:paragraph-properties>
        <style:tab-stops/>
      </style:paragraph-properties>
    </style:style>
    <style:style style:name="P36" style:family="paragraph" style:parent-style-name="Text_20_body">
      <style:text-properties officeooo:rsid="0032c917" officeooo:paragraph-rsid="0032c917"/>
    </style:style>
    <style:style style:name="T1" style:family="text">
      <style:text-properties officeooo:rsid="001b1f6d"/>
    </style:style>
    <style:style style:name="T2" style:family="text">
      <style:text-properties officeooo:rsid="001b5bfe"/>
    </style:style>
    <style:style style:name="T3" style:family="text">
      <style:text-properties officeooo:rsid="001b9d58"/>
    </style:style>
    <style:style style:name="T4" style:family="text">
      <style:text-properties officeooo:rsid="0022ed95"/>
    </style:style>
    <style:style style:name="T5" style:family="text">
      <style:text-properties officeooo:rsid="00260389"/>
    </style:style>
    <style:style style:name="T6" style:family="text">
      <style:text-properties officeooo:rsid="00269e56"/>
    </style:style>
    <style:style style:name="T7" style:family="text">
      <style:text-properties officeooo:rsid="0026f8b9"/>
    </style:style>
    <style:style style:name="T8" style:family="text">
      <style:text-properties officeooo:rsid="00296642"/>
    </style:style>
    <style:style style:name="T9" style:family="text">
      <style:text-properties style:font-name="Liberation Sans" fo:font-size="11.1999998092651pt" fo:font-weight="bold" officeooo:rsid="00296642" style:font-name-asian="Microsoft YaHei" style:font-size-asian="11.1999998092651pt" style:font-weight-asian="bold" style:font-name-complex="Arial" style:font-size-complex="11.1999998092651pt" style:font-weight-complex="bold"/>
    </style:style>
    <style:style style:name="T10" style:family="text">
      <style:text-properties style:font-name="Liberation Sans" fo:font-size="19.6000003814697pt" fo:font-weight="bold" officeooo:rsid="00303f7d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officeooo:rsid="0029adc8"/>
    </style:style>
    <style:style style:name="T12" style:family="text">
      <style:text-properties officeooo:rsid="002b2a52"/>
    </style:style>
    <style:style style:name="T13" style:family="text">
      <style:text-properties officeooo:rsid="002e7d06"/>
    </style:style>
    <style:style style:name="T14" style:family="text">
      <style:text-properties officeooo:rsid="003283e6"/>
    </style:style>
    <style:style style:name="T15" style:family="text">
      <style:text-properties officeooo:rsid="0032c917"/>
    </style:style>
    <style:style style:name="T16" style:family="text">
      <style:text-properties officeooo:rsid="003314a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itle">MAGIC</text:p>
      <text:p text:style-name="P3"/>
      <text:p text:style-name="P3"/>
      <text:p text:style-name="P3"><text:span text:style-name="T2">A game that gives the player power to bend the world through magic. </text:span><text:span text:style-name="T3">The world is fighting back, trying to return it’s natural form.</text:span></text:p>
      <text:p text:style-name="P4"/>
      <text:p text:style-name="P5">Fun smaller technical project with minimum scope and option to expand on features.</text:p>
      <text:p text:style-name="P5">Make some sort of demo out of it, like 1 level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2"/>
      <text:h text:style-name="Heading_20_1" text:outline-level="1"><text:bookmark-start text:name="__RefHeading___Toc218_330479869"/><text:span text:style-name="T10">Feature</text:span> breakdown<text:bookmark-end text:name="__RefHeading___Toc218_330479869"/></text:h>
      <text:p text:style-name="P2"><text:span text:style-name="T1">Game + Game engine c++. </text:span><text:span text:style-name="T5">NO UNITY.</text:span></text:p>
      <text:p text:style-name="P2"/>
      <text:h text:style-name="Heading_20_2" text:outline-level="2"><text:bookmark-start text:name="__RefHeading___Toc220_330479869"/>Prototype with magic<text:bookmark-end text:name="__RefHeading___Toc220_330479869"/></text:h>
      <text:p text:style-name="P29"><text:span text:style-name="T5">Player can run around and throw a few spells at the world. World gets warped by spells with different behaviours.</text:span></text:p>
      <text:p text:style-name="P29"/>
      <text:p text:style-name="P23"><text:span text:style-name="T6">+</text:span><text:span text:style-name="T4"> R</text:span><text:span text:style-name="T1">ealtime editable </text:span><text:span text:style-name="T3">game</text:span><text:span text:style-name="T1"> data. </text:span></text:p>
      <text:p text:style-name="P24"><text:span text:style-name="T6">+</text:span><text:span text:style-name="T4"> World resets to default state over time.</text:span></text:p>
      <text:p text:style-name="P2"/>
      <text:p text:style-name="P2"/>
      <text:h text:style-name="P15" text:outline-level="2"/>
      <text:table-of-content text:style-name="Sect1" text:protected="true" text:name="Table of Contents1">
        <text:table-of-content-source text:outline-level="10">
          <text:index-title-template text:style-name="Contents_20_Heading">Engine &amp; gam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Engine &amp; game</text:p>
          </text:index-title>
          <text:p text:style-name="P10"><text:a xlink:type="simple" xlink:href="#__RefHeading___Toc218_330479869" text:style-name="Index_20_Link" text:visited-style-name="Index_20_Link">Feature breakdown<text:tab/>1</text:a></text:p>
          <text:p text:style-name="P11"><text:a xlink:type="simple" xlink:href="#__RefHeading___Toc220_330479869" text:style-name="Index_20_Link" text:visited-style-name="Index_20_Link">Prototype with magic<text:tab/>1</text:a></text:p>
          <text:p text:style-name="P11"><text:a xlink:type="simple" xlink:href="#__RefHeading___Toc222_330479869" text:style-name="Index_20_Link" text:visited-style-name="Index_20_Link">C++ engine<text:tab/>3</text:a></text:p>
          <text:p text:style-name="P12"><text:a xlink:type="simple" xlink:href="#__RefHeading___Toc224_330479869" text:style-name="Index_20_Link" text:visited-style-name="Index_20_Link">Helpers<text:tab/>3</text:a></text:p>
          <text:p text:style-name="P12"><text:a xlink:type="simple" xlink:href="#__RefHeading___Toc450_330479869" text:style-name="Index_20_Link" text:visited-style-name="Index_20_Link">Input<text:tab/>3</text:a></text:p>
          <text:p text:style-name="P12"><text:a xlink:type="simple" xlink:href="#__RefHeading___Toc226_330479869" text:style-name="Index_20_Link" text:visited-style-name="Index_20_Link">Project<text:tab/>3</text:a></text:p>
          <text:p text:style-name="P12"><text:a xlink:type="simple" xlink:href="#__RefHeading___Toc228_330479869" text:style-name="Index_20_Link" text:visited-style-name="Index_20_Link">Scena<text:tab/>3</text:a></text:p>
          <text:p text:style-name="P12"><text:a xlink:type="simple" xlink:href="#__RefHeading___Toc230_330479869" text:style-name="Index_20_Link" text:visited-style-name="Index_20_Link">Hierarhija<text:tab/>3</text:a></text:p>
          <text:p text:style-name="P12"><text:a xlink:type="simple" xlink:href="#__RefHeading___Toc232_330479869" text:style-name="Index_20_Link" text:visited-style-name="Index_20_Link">Fizika<text:tab/>3</text:a></text:p>
          <text:p text:style-name="P13"><text:a xlink:type="simple" xlink:href="#__RefHeading___Toc234_330479869" text:style-name="Index_20_Link" text:visited-style-name="Index_20_Link">Collisions 3d<text:tab/>3</text:a></text:p>
          <text:p text:style-name="P12"><text:a xlink:type="simple" xlink:href="#__RefHeading___Toc236_330479869" text:style-name="Index_20_Link" text:visited-style-name="Index_20_Link">Zvok<text:tab/>3</text:a></text:p>
          <text:p text:style-name="P12"><text:a xlink:type="simple" xlink:href="#__RefHeading___Toc238_330479869" text:style-name="Index_20_Link" text:visited-style-name="Index_20_Link">3d renderiranje<text:tab/>3</text:a></text:p>
          <text:p text:style-name="P10"><text:a xlink:type="simple" xlink:href="#__RefHeading___Toc240_330479869" text:style-name="Index_20_Link" text:visited-style-name="Index_20_Link">Progress<text:tab/>4</text:a></text:p>
        </text:index-body>
      </text:table-of-content>
      <text:h text:style-name="P35" text:outline-level="2"/>
      <text:h text:style-name="P16" text:outline-level="2"><text:bookmark-start text:name="__RefHeading___Toc222_330479869"/>C++ engine<text:bookmark-end text:name="__RefHeading___Toc222_330479869"/></text:h>
      <text:h text:style-name="Heading_20_3" text:outline-level="3"><text:bookmark-start text:name="__RefHeading___Toc224_330479869"/>Helpers<text:bookmark-end text:name="__RefHeading___Toc224_330479869"/></text:h>
      <text:p text:style-name="P34">File saver</text:p>
      <text:h text:style-name="Heading_20_3" text:outline-level="3"><text:bookmark-start text:name="__RefHeading___Toc450_330479869"/>Input<text:bookmark-end text:name="__RefHeading___Toc450_330479869"/></text:h>
      <text:p text:style-name="P34">Mouse input</text:p>
      <text:p text:style-name="P34">Keyboard input</text:p>
      <text:h text:style-name="Heading_20_3" text:outline-level="3"><text:bookmark-start text:name="__RefHeading___Toc226_330479869"/>Project<text:bookmark-end text:name="__RefHeading___Toc226_330479869"/></text:h>
      <text:p text:style-name="P33">Project metadata<text:span text:style-name="T13">(name)</text:span></text:p>
      <text:h text:style-name="Heading_20_3" text:outline-level="3"><text:bookmark-start text:name="__RefHeading___Toc228_330479869"/>Scena<text:bookmark-end text:name="__RefHeading___Toc228_330479869"/></text:h>
      <text:p text:style-name="P32"><text:span text:style-name="T8">Game object hierarchy</text:span></text:p>
      <text:p text:style-name="P32"><text:span text:style-name="T8">scene metadata(name)</text:span></text:p>
      <text:h text:style-name="Heading_20_3" text:outline-level="3"><text:bookmark-start text:name="__RefHeading___Toc230_330479869"/>Hierarhija<text:bookmark-end text:name="__RefHeading___Toc230_330479869"/></text:h>
      <text:p text:style-name="P25">pozicija, rotacija(quaternions), scale</text:p>
      <text:p text:style-name="P25">parent – child in s tem povezan position chain</text:p>
      <text:p text:style-name="P28"><text:span text:style-name="T16">hierarchy objects can contain connections to scripts.</text:span></text:p>
      <text:p text:style-name="P1"/>
      <text:h text:style-name="Heading_20_3" text:outline-level="3"><text:bookmark-start text:name="__RefHeading___Toc232_330479869"/><text:span text:style-name="T7">F</text:span>izika<text:bookmark-end text:name="__RefHeading___Toc232_330479869"/></text:h>
      <text:p text:style-name="P25">default gravity</text:p>
      <text:p text:style-name="P25"/>
      <text:h text:style-name="Heading_20_4" text:outline-level="4"><text:bookmark-start text:name="__RefHeading___Toc234_330479869"/><text:span text:style-name="T9">C</text:span>ollisions <text:span text:style-name="T12">3d</text:span><text:bookmark-end text:name="__RefHeading___Toc234_330479869"/></text:h>
      <text:p text:style-name="Standard">- <text:span text:style-name="T8">box collisions( rotated/scaled/offset box )</text:span></text:p>
      <text:p text:style-name="P26">- <text:span text:style-name="T11">sphere</text:span><text:span text:style-name="T8"> collisions(scaled, offset </text:span><text:span text:style-name="T11">sphere</text:span><text:span text:style-name="T8">)</text:span></text:p>
      <text:p text:style-name="P25"/>
      <text:h text:style-name="Heading_20_3" text:outline-level="3"><text:bookmark-start text:name="__RefHeading___Toc236_330479869"/><text:span text:style-name="T7">Z</text:span>vok<text:bookmark-end text:name="__RefHeading___Toc236_330479869"/></text:h>
      <text:p text:style-name="P31">Play background sound</text:p>
      <text:p text:style-name="P32"><text:span text:style-name="T8">play location based sound</text:span></text:p>
      <text:h text:style-name="Heading_20_3" text:outline-level="3"><text:bookmark-start text:name="__RefHeading___Toc238_330479869"/>3d renderiranje<text:bookmark-end text:name="__RefHeading___Toc238_330479869"/></text:h>
      <text:p text:style-name="P30"><text:span text:style-name="T7">Import character from blender, with only mesh.</text:span></text:p>
      <text:h text:style-name="Heading_20_3" text:outline-level="3">Game loop</text:h>
      <text:p text:style-name="P36">Allow physics and updates to run on scripts.</text:p>
      <text:h text:style-name="Heading_20_2" text:outline-level="2"><text:soft-page-break/>Integration</text:h>
      <text:h text:style-name="Heading_20_3" text:outline-level="3">Join engine and game</text:h>
      <text:p text:style-name="Text_20_body"><text:span text:style-name="T14">Figure out connection between engine and games.</text:span></text:p>
      <text:h text:style-name="Heading_20_3" text:outline-level="3">Join parts of engine</text:h>
      <text:p text:style-name="P27">Figure out how to connect parts of engine.</text:p>
      <text:h text:style-name="P9" text:outline-level="1"><text:bookmark-start text:name="__RefHeading___Toc240_330479869"/>Progress<text:bookmark-end text:name="__RefHeading___Toc240_330479869"/></text:h>
      <text:p text:style-name="P8">Done</text:p>
      <text:list xml:id="list3502943949" text:style-name="L1">
        <text:list-item>
          <text:p text:style-name="P17">Demo objects (classes)</text:p>
        </text:list-item>
      </text:list>
      <text:p text:style-name="P7"/>
      <text:p text:style-name="P6">Making</text:p>
      <text:list xml:id="list3085578736" text:style-name="L2">
        <text:list-item>
          <text:p text:style-name="P18">Saving system, json</text:p>
        </text:list-item>
        <text:list-item>
          <text:p text:style-name="P20">Rendering</text:p>
        </text:list-item>
      </text:list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>
        <style:tab-stops/>
      </style:paragraph-properties>
      <style:text-properties fo:color="#b85c00"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>
        <style:tab-stops/>
      </style:paragraph-properties>
      <style:text-properties style:use-window-font-color="true" fo:font-size="12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7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20:55:12.306000000</meta:creation-date>
    <dc:date>2020-06-21T16:21:58.134000000</dc:date>
    <meta:editing-duration>PT2H58M36S</meta:editing-duration>
    <meta:editing-cycles>22</meta:editing-cycles>
    <meta:generator>LibreOffice/6.4.3.2$Windows_X86_64 LibreOffice_project/747b5d0ebf89f41c860ec2a39efd7cb15b54f2d8</meta:generator>
    <meta:document-statistic meta:table-count="0" meta:image-count="0" meta:object-count="0" meta:page-count="5" meta:paragraph-count="63" meta:word-count="248" meta:character-count="1542" meta:non-whitespace-character-count="1358"/>
  </office:meta>
</office:document-meta>
</file>